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db82c" officeooo:paragraph-rsid="001db82c"/>
    </style:style>
    <style:style style:name="P2" style:family="paragraph" style:parent-style-name="Standard">
      <style:text-properties officeooo:rsid="001db82c" officeooo:paragraph-rsid="001db82c"/>
    </style:style>
    <style:style style:name="P3" style:family="paragraph" style:parent-style-name="Standard" style:list-style-name="L1">
      <style:text-properties fo:language="en" fo:country="US" officeooo:rsid="00252b18" officeooo:paragraph-rsid="00252b18"/>
    </style:style>
    <style:style style:name="P4" style:family="paragraph" style:parent-style-name="Standard" style:list-style-name="L1">
      <style:text-properties fo:language="en" fo:country="US" officeooo:rsid="002352c7" officeooo:paragraph-rsid="002352c7"/>
    </style:style>
    <style:style style:name="P5" style:family="paragraph" style:parent-style-name="Standard" style:list-style-name="L2">
      <style:text-properties fo:language="en" fo:country="US" officeooo:rsid="001db82c" officeooo:paragraph-rsid="001db82c"/>
    </style:style>
    <style:style style:name="P6" style:family="paragraph" style:parent-style-name="Standard" style:list-style-name="L1">
      <style:text-properties officeooo:rsid="001db82c" officeooo:paragraph-rsid="001db82c"/>
    </style:style>
    <style:style style:name="P7" style:family="paragraph" style:parent-style-name="Text_20_body" style:list-style-name="L1">
      <style:text-properties officeooo:paragraph-rsid="00218032"/>
    </style:style>
    <style:style style:name="P8" style:family="paragraph" style:parent-style-name="Text_20_body" style:list-style-name="L2">
      <style:text-properties officeooo:paragraph-rsid="0023e423"/>
    </style:style>
    <style:style style:name="P9" style:family="paragraph" style:parent-style-name="Text_20_body" style:list-style-name="L2">
      <style:text-properties fo:language="en" fo:country="US" officeooo:rsid="0023e423" officeooo:paragraph-rsid="0023e423"/>
    </style:style>
    <style:style style:name="P10" style:family="paragraph" style:parent-style-name="Text_20_body" style:list-style-name="L2">
      <style:text-properties fo:language="en" fo:country="US" officeooo:rsid="00273e44" officeooo:paragraph-rsid="00273e44"/>
    </style:style>
    <style:style style:name="P11" style:family="paragraph" style:parent-style-name="Text_20_body" style:list-style-name="L2">
      <style:text-properties fo:language="ru" fo:country="RU" officeooo:rsid="001db82c" officeooo:paragraph-rsid="0023e423"/>
    </style:style>
    <style:style style:name="P12" style:family="paragraph" style:parent-style-name="Text_20_body" style:list-style-name="L2">
      <style:text-properties fo:language="ru" fo:country="RU" officeooo:rsid="00273e44" officeooo:paragraph-rsid="00273e4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18032"/>
    </style:style>
    <style:style style:name="T3" style:family="text">
      <style:text-properties fo:language="en" fo:country="US" fo:font-style="italic" officeooo:rsid="001db82c"/>
    </style:style>
    <style:style style:name="T4" style:family="text">
      <style:text-properties fo:language="en" fo:country="US" fo:font-weight="bold" officeooo:rsid="001db82c"/>
    </style:style>
    <style:style style:name="T5" style:family="text">
      <style:text-properties fo:language="en" fo:country="US" fo:font-weight="bold" officeooo:rsid="0023e423"/>
    </style:style>
    <style:style style:name="T6" style:family="text">
      <style:text-properties fo:language="en" fo:country="US" officeooo:rsid="001db82c"/>
    </style:style>
    <style:style style:name="T7" style:family="text">
      <style:text-properties fo:language="en" fo:country="US" officeooo:rsid="0023e423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1db82c"/>
    </style:style>
    <style:style style:name="T10" style:family="text">
      <style:text-properties fo:font-style="italic"/>
    </style:style>
    <style:style style:name="T11" style:family="text">
      <style:text-properties fo:color="#888888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Лекция 1.</text:h>
      <text:p text:style-name="P1"/>
      <text:p text:style-name="P1">1. Личное знакомство (10 мин.)</text:p>
      <text:p text:style-name="P1">2. Язык программирования <text:span text:style-name="T1">Java </text:span>(20 мин.)</text:p>
      <text:list xml:id="list231633225454980607" text:style-name="L1">
        <text:list-item>
          <text:p text:style-name="P3">JVM</text:p>
          <text:list>
            <text:list-item>
              <text:p text:style-name="P7"><text:span text:style-name="T9">Программы на Java </text:span><text:a xlink:type="simple" xlink:href="https://ru.wikipedia.org/wiki/Транслятор" text:style-name="Internet_20_link" text:visited-style-name="Visited_20_Internet_20_Link">транслируются</text:a><text:span text:style-name="T9"> в </text:span><text:a xlink:type="simple" xlink:href="https://ru.wikipedia.org/wiki/Байт-код" text:style-name="Internet_20_link" text:visited-style-name="Visited_20_Internet_20_Link">байт-код</text:a><text:span text:style-name="T9">, выполняемый </text:span><text:a xlink:type="simple" xlink:href="https://ru.wikipedia.org/wiki/Java_Virtual_Machine" text:style-name="Internet_20_link" text:visited-style-name="Visited_20_Internet_20_Link">виртуальной машиной Java</text:a><text:span text:style-name="T9"> (JVM) — программой, обрабатывающей байтовый код и передающей инструкции оборудованию как </text:span><text:a xlink:type="simple" xlink:href="https://ru.wikipedia.org/wiki/Интерпретатор" text:style-name="Internet_20_link" text:visited-style-name="Visited_20_Internet_20_Link">интерпретатор</text:a><text:span text:style-name="T9">. </text:span>Достоинством подобного способа выполнения программ является полная независимость байт-кода от <text:a xlink:type="simple" xlink:href="https://ru.wikipedia.org/wiki/Операционная_система" text:style-name="Internet_20_link" text:visited-style-name="Visited_20_Internet_20_Link">операционной системы</text:a> и <text:a xlink:type="simple" xlink:href="https://ru.wikipedia.org/wiki/Аппаратная_платформа" text:style-name="Internet_20_link" text:visited-style-name="Visited_20_Internet_20_Link">оборудования</text:a>, что позволяет выполнять Java-приложения на любом устройстве, для которого существует соответствующая виртуальная машина. Другой важной особенностью технологии Java является гибкая система безопасности, в рамках которой исполнение программы полностью контролируется виртуальной машиной. Любые операции, которые превышают установленные полномочия программы (например, попытка несанкционированного доступа к данным или соединения с другим компьютером) вызывают немедленное прерывание.<text:span text:style-name="T2"> </text:span>Часто к недостаткам концепции виртуальной машины относят снижение производительности. Ряд усовершенствований несколько увеличил скорость выполнения программ на Java:</text:p>
              <text:list>
                <text:list-item>
                  <text:p text:style-name="P7">применение технологии трансляции байт-кода в машинный код непосредственно во время работы программы (<text:a xlink:type="simple" xlink:href="https://ru.wikipedia.org/wiki/JIT" text:style-name="Internet_20_link" text:visited-style-name="Visited_20_Internet_20_Link">JIT</text:a>-технология) с возможностью сохранения версий класса в машинном коде,</text:p>
                </text:list-item>
                <text:list-item>
                  <text:p text:style-name="P7">широкое использование <text:a xlink:type="simple" xlink:href="https://ru.wikipedia.org/wiki/Платформенно-ориентированный_код" text:style-name="Internet_20_link" text:visited-style-name="Visited_20_Internet_20_Link">платформенно-ориентированного кода</text:a> (native-код) в стандартных библиотеках, </text:p>
                </text:list-item>
                <text:list-item>
                  <text:p text:style-name="P7">аппаратные средства, обеспечивающие ускоренную обработку байт-кода (например, технология <text:a xlink:type="simple" xlink:href="https://ru.wikipedia.org/wiki/Jazelle" text:style-name="Internet_20_link" text:visited-style-name="Visited_20_Internet_20_Link">Jazelle</text:a>, поддерживаемая некоторыми процессорами фирмы <text:a xlink:type="simple" xlink:href="https://ru.wikipedia.org/wiki/ARM_%28компания%29" text:style-name="Internet_20_link" text:visited-style-name="Visited_20_Internet_20_Link">ARM</text:a>).</text:p>
                </text:list-item>
              </text:list>
            </text:list-item>
            <text:list-item>
              <text:p text:style-name="P7">По данным сайта shootout.alioth.debian.org, для семи разных задач время выполнения на Java составляет в среднем в полтора-два раза больше, чем для C/C++, в некоторых случаях Java быстрее, а в отдельных случаях в 7 раз медленнее<text:bookmark text:name="cite_ref-slow_java_12-0"/><text:a xlink:type="simple" xlink:href="https://ru.wikipedia.org/wiki/Java#cite_note-slow_java-12" text:style-name="Internet_20_link" text:visited-style-name="Visited_20_Internet_20_Link">[12]</text:a>. С другой стороны, для большинства из них потребление памяти Java-машиной было в 10-30 раз больше, чем программой на C/C++. Также примечательно исследование, проведённое компанией <text:a xlink:type="simple" xlink:href="https://ru.wikipedia.org/wiki/Google_%28компания%29" text:style-name="Internet_20_link" text:visited-style-name="Visited_20_Internet_20_Link">Google</text:a>, согласно которому отмечается существенно более низкая производительность и бо́льшее потребление памяти в тестовых примерах на Java в сравнении с аналогичными программами на <text:a xlink:type="simple" xlink:href="https://ru.wikipedia.org/wiki/C%2B%2B" text:style-name="Internet_20_link" text:visited-style-name="Visited_20_Internet_20_Link">C++</text:a><text:bookmark text:name="cite_ref-13"/><text:a xlink:type="simple" xlink:href="https://ru.wikipedia.org/wiki/Java#cite_note-13" text:style-name="Internet_20_link" text:visited-style-name="Visited_20_Internet_20_Link">[13]</text:a><text:bookmark text:name="cite_ref-14"/><text:a xlink:type="simple" xlink:href="https://ru.wikipedia.org/wiki/Java#cite_note-14" text:style-name="Internet_20_link" text:visited-style-name="Visited_20_Internet_20_Link">[14]</text:a><text:bookmark text:name="cite_ref-15"/><text:a xlink:type="simple" xlink:href="https://ru.wikipedia.org/wiki/Java#cite_note-15" text:style-name="Internet_20_link" text:visited-style-name="Visited_20_Internet_20_Link">[15]</text:a>. Идеи, заложенные в концепцию и различные реализации среды виртуальной машины Java, вдохновили множество энтузиастов на расширение перечня языков, которые могли бы быть использованы для создания программ, исполняемых на виртуальной машине<text:bookmark text:name="cite_ref-16"/><text:a xlink:type="simple" xlink:href="https://ru.wikipedia.org/wiki/Java#cite_note-16" text:style-name="Internet_20_link" text:visited-style-name="Visited_20_Internet_20_Link">[16]</text:a>. Эти идеи нашли также выражение в спецификации общеязыковой инфраструктуры <text:a xlink:type="simple" xlink:href="https://ru.wikipedia.org/wiki/Common_Language_Infrastructure" text:style-name="Internet_20_link" text:visited-style-name="Visited_20_Internet_20_Link">CLI</text:a>, заложенной в основу <text:soft-page-break/>платформы <text:a xlink:type="simple" xlink:href="https://ru.wikipedia.org/wiki/.NET_Framework" text:style-name="Internet_20_link" text:visited-style-name="Visited_20_Internet_20_Link">.NET</text:a> компанией <text:a xlink:type="simple" xlink:href="https://ru.wikipedia.org/wiki/Microsoft" text:style-name="Internet_20_link" text:visited-style-name="Visited_20_Internet_20_Link">Microsoft</text:a>.</text:p>
            </text:list-item>
          </text:list>
        </text:list-item>
        <text:list-item>
          <text:p text:style-name="P6"><text:span text:style-name="T1">Java </text:span><text:span text:style-name="T8">и </text:span><text:span text:style-name="T1">Sun Microsystems</text:span></text:p>
          <text:list>
            <text:list-item>
              <text:p text:style-name="P6">OpenOffice.org</text:p>
            </text:list-item>
          </text:list>
        </text:list-item>
        <text:list-item>
          <text:p text:style-name="P6"><text:span text:style-name="T1">Java </text:span><text:span text:style-name="T8">и </text:span><text:span text:style-name="T1">Oracle</text:span></text:p>
          <text:list>
            <text:list-item>
              <text:p text:style-name="P6">20 апреля <text:a xlink:type="simple" xlink:href="https://ru.wikipedia.org/wiki/2009_год" text:style-name="Internet_20_link" text:visited-style-name="Visited_20_Internet_20_Link">2009 года</text:a> было анонсировано соглашение о покупке Sun компанией <text:a xlink:type="simple" xlink:href="https://ru.wikipedia.org/wiki/Oracle" text:style-name="Internet_20_link" text:visited-style-name="Visited_20_Internet_20_Link">Oracle</text:a><text:bookmark text:name="cite_ref-7"/><text:a xlink:type="simple" xlink:href="https://ru.wikipedia.org/wiki/Sun_Microsystems#cite_note-7" text:style-name="Internet_20_link" text:visited-style-name="Visited_20_Internet_20_Link">[7]</text:a>, по цене 9,5 <text:a xlink:type="simple" xlink:href="https://ru.wikipedia.org/wiki/Доллар_США" text:style-name="Internet_20_link" text:visited-style-name="Visited_20_Internet_20_Link">долларов</text:a> за акцию, общая сумма сделки составила 7,4 млрд <text:a xlink:type="simple" xlink:href="https://ru.wikipedia.org/wiki/Доллар_США" text:style-name="Internet_20_link" text:visited-style-name="Visited_20_Internet_20_Link">долларов</text:a>. Сделка была завершена<text:bookmark text:name="cite_ref-8"/><text:a xlink:type="simple" xlink:href="https://ru.wikipedia.org/wiki/Sun_Microsystems#cite_note-8" text:style-name="Internet_20_link" text:visited-style-name="Visited_20_Internet_20_Link">[8]</text:a> 27 января <text:a xlink:type="simple" xlink:href="https://ru.wikipedia.org/wiki/2010_год" text:style-name="Internet_20_link" text:visited-style-name="Visited_20_Internet_20_Link">2010 года</text:a>.</text:p>
            </text:list-item>
            <text:list-item>
              <text:p text:style-name="P4">LibreOffice</text:p>
            </text:list-item>
          </text:list>
        </text:list-item>
      </text:list>
      <text:p text:style-name="P2"/>
      <text:p text:style-name="P1">3. <text:span text:style-name="T1">Android </text:span>(20 мин.)</text:p>
      <text:list xml:id="list9066800630303836691" text:style-name="L2">
        <text:list-item>
          <text:p text:style-name="P5">Dalvik</text:p>
          <text:list>
            <text:list-item>
              <text:p text:style-name="P8"><text:span text:style-name="T4">Dalvik Virtual Machine</text:span><text:span text:style-name="T6"> — основанная на регистрах </text:span><text:a xlink:type="simple" xlink:href="https://ru.wikipedia.org/wiki/Виртуальная_машина" text:style-name="Internet_20_link" text:visited-style-name="Visited_20_Internet_20_Link">виртуальная машина</text:a><text:span text:style-name="T6">, разработанная и написанная Дэном Борнштейном (</text:span><text:a xlink:type="simple" xlink:href="https://ru.wikipedia.org/wiki/Английский_язык" text:style-name="Internet_20_link" text:visited-style-name="Visited_20_Internet_20_Link">англ.</text:a><text:span text:style-name="T6"> </text:span><text:span text:style-name="T3">Dan Bornstein</text:span><text:span text:style-name="T6">) и другими, как часть мобильной платформы </text:span><text:a xlink:type="simple" xlink:href="https://ru.wikipedia.org/wiki/Android" text:style-name="Internet_20_link" text:visited-style-name="Visited_20_Internet_20_Link">Android</text:a><text:span text:style-name="T6">.</text:span>Dalvik оптимизирован для низкого потребления памяти, это нестандартная <text:a xlink:type="simple" xlink:href="https://ru.wikipedia.org/wiki/Регистр_%28цифровая_техника%29" text:style-name="Internet_20_link" text:visited-style-name="Visited_20_Internet_20_Link">регистр</text:a>-ориентированная виртуальная машина, хорошо подходящая для исполнения на <text:a xlink:type="simple" xlink:href="https://ru.wikipedia.org/wiki/RISC" text:style-name="Internet_20_link" text:visited-style-name="Visited_20_Internet_20_Link">RISC</text:a>-архитектурах процессоров, часто используемых в мобильных и встраиваемых устройствах, таких, как коммуникаторы и планшетные компьютеры. Большинство виртуальных машин, используемых в настольных системах, являются <text:a xlink:type="simple" xlink:href="https://ru.wikipedia.org/wiki/Стек_вызовов" text:style-name="Internet_20_link" text:visited-style-name="Visited_20_Internet_20_Link">стек</text:a>-ориентированными, включая стандартную <text:a xlink:type="simple" xlink:href="https://ru.wikipedia.org/wiki/Java_Virtual_Machine" text:style-name="Internet_20_link" text:visited-style-name="Visited_20_Internet_20_Link">виртуальную машину Java</text:a> от <text:a xlink:type="simple" xlink:href="https://ru.wikipedia.org/wiki/Oracle" text:style-name="Internet_20_link" text:visited-style-name="Visited_20_Internet_20_Link">Oracle</text:a>. Программы для Dalvik пишутся на языке Java. Несмотря на это, стандартный <text:a xlink:type="simple" xlink:href="https://ru.wikipedia.org/wiki/Байт-код" text:style-name="Internet_20_link" text:visited-style-name="Visited_20_Internet_20_Link">байт-код</text:a> Java не используется, вместо него Dalvik VM исполняет байткод собственного формата. После <text:a xlink:type="simple" xlink:href="https://ru.wikipedia.org/wiki/Компиляция_%28программирование%29" text:style-name="Internet_20_link" text:visited-style-name="Visited_20_Internet_20_Link">компиляции</text:a> исходных текстов программы на <text:a xlink:type="simple" xlink:href="https://ru.wikipedia.org/wiki/Java" text:style-name="Internet_20_link" text:visited-style-name="Visited_20_Internet_20_Link">Java</text:a> (при помощи <text:span text:style-name="T10">javac</text:span>) утилита <text:span text:style-name="T10">dx</text:span> из «Android SDK» преобразует <text:span text:style-name="T10">.class</text:span> файлы в формат <text:span text:style-name="T10">.dex</text:span>, пригодный для интерпретации в Dalvik. В версиях выше <text:a xlink:type="simple" xlink:href="https://ru.wikipedia.org/wiki/Android" text:style-name="Internet_20_link" text:visited-style-name="Visited_20_Internet_20_Link">Android</text:a> 4.4 Kitkat имеется возможность переключиться с Dalvik на более быстрый <text:a xlink:type="simple" xlink:href="https://en.wikipedia.org/wiki/Android_Runtime" text:style-name="Internet_20_link" text:visited-style-name="Visited_20_Internet_20_Link">ART (Android Runtime)</text:a> <text:span text:style-name="T11">(англ.)</text:span>.</text:p>
            </text:list-item>
          </text:list>
        </text:list-item>
        <text:list-item>
          <text:p text:style-name="P9">ART</text:p>
          <text:list>
            <text:list-item>
              <text:p text:style-name="P8"><text:span text:style-name="Strong_20_Emphasis">ART</text:span> (аббревиатура термина "<text:span text:style-name="Strong_20_Emphasis">Android Runtime</text:span>") - это новая среда выполнения приложений, написанная на C/C++, которая отличается от существующей в <text:span text:style-name="Strong_20_Emphasis">Android</text:span> виртуальной машины <text:span text:style-name="Strong_20_Emphasis">Dalvik</text:span> тем, что все приложения в системе уже скомпилированы, а значит, потребность в <text:span text:style-name="Strong_20_Emphasis">JIT-компиляторе</text:span> отпадает. Таким образом, <text:span text:style-name="Strong_20_Emphasis">ART</text:span> позволяет запускать приложения на разном железе (wiz. ARM,x86) без предварительной адаптации со стороны разработчиков. Помимо этого на запуск приложений в новых условиях уходит в два раза меньше времени. Не обошлось и без недостатков, один из которых связан с принципом работы в условиях <text:span text:style-name="Strong_20_Emphasis">ART</text:span>. Данная среда приводит к тому, что вся необходимая информацию переводится в машинно-ориентированный язык еще во время установки приложений (<text:span text:style-name="Strong_20_Emphasis">AOT компиляция</text:span>), а это требует дополнительного времени, из-за чего весь процесс установки очень сильно растягивается, а приложения занимают больше места, так как все время скомпилированы.</text:p>
            </text:list-item>
          </text:list>
        </text:list-item>
        <text:list-item>
          <text:p text:style-name="P11">Сфера применения</text:p>
          <text:list>
            <text:list-item>
              <text:p text:style-name="P10">smartphone</text:p>
            </text:list-item>
            <text:list-item>
              <text:p text:style-name="P10"><text:soft-page-break/>tablet</text:p>
            </text:list-item>
            <text:list-item>
              <text:p text:style-name="P10">tv set</text:p>
            </text:list-item>
            <text:list-item>
              <text:p text:style-name="P10">tv</text:p>
            </text:list-item>
          </text:list>
        </text:list-item>
        <text:list-item>
          <text:p text:style-name="P12">Условно бесплатная (<text:span text:style-name="T1">gapps</text:span>)</text:p>
        </text:list-item>
      </text:list>
      <text:p text:style-name="P1"/>
      <text:p text:style-name="P1">4. Установка и настройка среды разработки (15 мин.)</text:p>
      <text:p text:style-name="P1">5. Запуск первого <text:span text:style-name="T1">Android </text:span>приложения (30 мин.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16:02:17.458000000</meta:creation-date>
    <meta:generator>LibreOffice/4.3.1.2$Windows_x86 LibreOffice_project/958349dc3b25111dbca392fbc281a05559ef6848</meta:generator>
    <dc:date>2014-10-16T12:08:04.074000000</dc:date>
    <meta:editing-duration>PT47M6S</meta:editing-duration>
    <meta:editing-cycles>9</meta:editing-cycles>
    <meta:document-statistic meta:table-count="0" meta:image-count="0" meta:object-count="0" meta:page-count="3" meta:paragraph-count="28" meta:word-count="648" meta:character-count="4969" meta:non-whitespace-character-count="4367"/>
  </office:meta>
</office:document-meta>
</file>